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6b8d5" officeooo:paragraph-rsid="0009c6b9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b8d5" officeooo:paragraph-rsid="000b014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6b8d5" officeooo:paragraph-rsid="0019cdec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6daef" officeooo:paragraph-rsid="0006daef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73838" officeooo:paragraph-rsid="0007383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b014f" officeooo:paragraph-rsid="000b014f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c8ae2" officeooo:paragraph-rsid="000c8ae2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c8ae2" officeooo:paragraph-rsid="0013664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14e9e" officeooo:paragraph-rsid="00114e9e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521e1" officeooo:paragraph-rsid="001521e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8e400" officeooo:paragraph-rsid="0018e400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b1ab6" officeooo:paragraph-rsid="0019cde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b1ab6" officeooo:paragraph-rsid="001b1ab6" style:font-weight-asian="normal" style:font-weight-complex="normal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fo:font-weight="bold" officeooo:rsid="000e8936" style:font-weight-asian="bold" style:font-weight-complex="bold"/>
    </style:style>
    <style:style style:name="T4" style:family="text">
      <style:text-properties officeooo:rsid="000f7fc0"/>
    </style:style>
    <style:style style:name="T5" style:family="text">
      <style:text-properties officeooo:rsid="0012539c"/>
    </style:style>
    <style:style style:name="T6" style:family="text">
      <style:text-properties officeooo:rsid="0013683a"/>
    </style:style>
    <style:style style:name="T7" style:family="text">
      <style:text-properties officeooo:rsid="001521e1"/>
    </style:style>
    <style:style style:name="T8" style:family="text">
      <style:text-properties officeooo:rsid="001710a7"/>
    </style:style>
    <style:style style:name="T9" style:family="text">
      <style:text-properties officeooo:rsid="0019cd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1137697552" text:style-name="L2">
        <text:list-item>
          <text:p text:style-name="P6">reverseString : </text:p>
          <text:list>
            <text:list-item>
              <text:p text:style-name="P7">//save the word input</text:p>
            </text:list-item>
            <text:list-item>
              <text:p text:style-name="P7">//use slice function to break up the word into an array.</text:p>
            </text:list-item>
            <text:list-item>
              <text:p text:style-name="P7">//queue the array → enter in index 1, then add index 2 or higher before the preceding index. </text:p>
            </text:list-item>
            <text:list-item>
              <text:p text:style-name="P7">//output the array.</text:p>
            </text:list-item>
          </text:list>
        </text:list-item>
        <text:list-item>
          <text:p text:style-name="P3"><text:span text:style-name="T1">PalinDromes:</text:span></text:p>
          <text:list>
            <text:list-item>
              <text:p text:style-name="P3">//<text:span text:style-name="T1">use the reverse string method. </text:span></text:p>
            </text:list-item>
            <text:list-item>
              <text:p text:style-name="P3">//<text:span text:style-name="T1">compare both strings if true return true, else return false</text:span> </text:p>
            </text:list-item>
          </text:list>
        </text:list-item>
        <text:list-item>
          <text:p text:style-name="P2"><text:s/><text:span text:style-name="T2">Reverse an integer.</text:span></text:p>
          <text:list>
            <text:list-item>
              <text:p text:style-name="P8">Convert int to string (using toString()), reverse and join it back </text:p>
            </text:list-item>
            <text:list-item>
              <text:p text:style-name="P8">change reverse string to int (using parseInt)</text:p>
            </text:list-item>
            <text:list-item>
              <text:p text:style-name="P8">return integer multipled by math.sign()</text:p>
            </text:list-item>
          </text:list>
        </text:list-item>
        <text:list-item>
          <text:p text:style-name="P9">Return the most commonly used character in that string. <text:span text:style-name="T4">(MaxChar)</text:span></text:p>
          <text:list>
            <text:list-item>
              <text:p text:style-name="P9"><text:span text:style-name="T6">U</text:span><text:span text:style-name="T3">se an object to map all letters to their amounts. </text:span></text:p>
            </text:list-item>
            <text:list-item>
              <text:p text:style-name="P11">After storing all of t<text:span text:style-name="T5">he values</text:span>, <text:span text:style-name="T7">use the for(let in ) to parse through the object. </text:span></text:p>
            </text:list-item>
            <text:list-item>
              <text:p text:style-name="P12">Store the key value pair containing the highest value in 2 variables.</text:p>
            </text:list-item>
            <text:list-item>
              <text:p text:style-name="P10"><text:s/><text:span text:style-name="T7">Use 1 more for loop to find the highest value of a key.</text:span></text:p>
            </text:list-item>
            <text:list-item>
              <text:p text:style-name="P12">Return that key and you’re done.</text:p>
            </text:list-item>
            <text:list-item>
              <text:p text:style-name="P10"><text:s/></text:p>
            </text:list-item>
            <text:list-item>
              <text:p text:style-name="P9"><text:s/></text:p>
            </text:list-item>
          </text:list>
        </text:list-item>
        <text:list-item>
          <text:p text:style-name="P4"><text:span text:style-name="T8">Fizzbuzz Problem </text:span><text:s/></text:p>
          <text:list>
            <text:list-item>
              <text:p text:style-name="P13">Print out numbers from 1→ 100, num / 3 → fizz, num /5 → buzz, num / 15 → fizzbuzz</text:p>
            </text:list-item>
          </text:list>
        </text:list-item>
        <text:list-item>
          <text:p text:style-name="P5"><text:span text:style-name="T9">Array Chunking: </text:span></text:p>
          <text:list>
            <text:list-item>
              <text:p text:style-name="P14">//create a super array to house subarrays</text:p>
            </text:list-item>
            <text:list-item>
              <text:p text:style-name="P14">//for each element in given array</text:p>
            </text:list-item>
            <text:list-item>
              <text:p text:style-name="P14">//retrieve the last element in superarray</text:p>
            </text:list-item>
            <text:list-item>
              <text:p text:style-name="P14">//if element doesnt exist or its length is equal to chunk size</text:p>
            </text:list-item>
            <text:list-item>
              <text:p text:style-name="P14">//push new subarray into superarray with current element</text:p>
            </text:list-item>
            <text:list-item>
              <text:p text:style-name="P14">//else push current element into subarrays</text:p>
            </text:list-item>
          </text:list>
        </text:list-item>
        <text:list-item>
          <text:p text:style-name="P4"><text:s text:c="3"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3T00:25:40.392115410</dc:date>
    <meta:editing-duration>PT5H13M1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256" meta:character-count="1305" meta:non-whitespace-character-count="1089"/>
  </office:meta>
</office:document-meta>
</file>